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automatic" fo:wrap-option="wrap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2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1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5pt" style:use-optimal-row-height="true" fo:break-before="auto"/>
    </style:style>
    <style:style style:name="ro15" style:family="table-row">
      <style:table-row-properties style:row-height="27pt" style:use-optimal-row-height="true" fo:break-before="auto"/>
    </style:style>
    <style:style style:name="ro16" style:family="table-row">
      <style:table-row-properties style:row-height="40.5pt" style:use-optimal-row-height="true" fo:break-before="auto"/>
    </style:style>
    <style:style style:name="ro17" style:family="table-row">
      <style:table-row-properties style:row-height="26.5pt" style:use-optimal-row-height="true" fo:break-before="auto"/>
    </style:style>
    <style:style style:name="ro18" style:family="table-row">
      <style:table-row-properties style:row-height="53pt" style:use-optimal-row-height="true" fo:break-before="auto"/>
    </style:style>
    <style:style style:name="ro19" style:family="table-row">
      <style:table-row-properties style:row-height="100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2">set-url</text:span><text:span text:style-name="T5"><text:s/></text:span><text:span text:style-name="T12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 branch -d &lt;имя ветки&gt;</text:span></text:p>
          </table:table-cell>
          <table:table-cell office:value-type="string" table:style-name="ce9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4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8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7">
            <text:p>Мердж / <text:s/>Пул реквест</text:p>
          </table:table-cell>
          <table:table-cell table:style-name="ce37"/>
          <table:table-cell table:number-columns-repeated="62" table:style-name="ce38"/>
          <table:table-cell table:number-columns-repeated="16320" table:style-name="ce39"/>
        </table:table-row>
        <table:table-row table:number-rows-repeated="5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9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2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6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4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<text:span text:style-name="T4">.GITIGNORE</text:span></text:p>
          </table:table-cell>
          <table:table-cell table:style-name="ce12"/>
          <table:table-cell table:number-columns-repeated="16382"/>
        </table:table-row>
        <table:table-row table:style-name="ro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9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9">
          <table:table-cell office:value-type="string" table:style-name="ce13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6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9">ТОЛЬКО в корне проекта</text:span><text:span text:style-name="T19"/></text:p>
            <text:p><text:span text:style-name="T19">(корнём считается расположение файла .gitignore)</text:span><text:span text:style-name="T19"/></text:p>
            <text:p><text:span text:style-name="T19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0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6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CI/CD</text:p>
          </table:table-cell>
          <table:table-cell table:style-name="ce12"/>
          <table:table-cell table:number-columns-repeated="16382"/>
        </table:table-row>
        <table:table-row table:style-name="ro14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4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1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1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15">
            <text:p><text:span text:style-name="T22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1">-<text:s/></text:span><text:span text:style-name="T23">echo</text:span><text:span text:style-name="T21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4">.deploy_common:</text:span><text:span text:style-name="T24"/></text:p>
            <text:p><text:span text:style-name="T25"># common config HERE</text:span><text:span text:style-name="T25"/></text:p>
            <text:p/>
            <text:p><text:span text:style-name="T24">deploy_master_CD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only</text:span><text:span text:style-name="T26">:</text:span><text:span text:style-name="T26"/></text:p>
            <text:p><text:span text:style-name="T24">refs</text:span><text:span text:style-name="T26">:</text:span><text:span text:style-name="T26"/></text:p>
            <text:p><text:span text:style-name="T26">- master</text:span><text:span text:style-name="T26"/></text:p>
            <text:p/>
            <text:p><text:span text:style-name="T24">deploy_manual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when</text:span><text:span text:style-name="T26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4">deploy</text:span><text:span text:style-name="T26">:</text:span><text:span text:style-name="T26"/></text:p>
            <text:p><text:span text:style-name="T24">rules</text:span><text:span text:style-name="T26">:</text:span><text:span text:style-name="T26"/></text:p>
            <text:p><text:span text:style-name="T26">-<text:s/></text:span><text:span text:style-name="T24">if</text:span><text:span text:style-name="T26">: '$CI_COMMIT_REF_NAME == "master"'</text:span><text:span text:style-name="T26"/></text:p>
            <text:p><text:span text:style-name="T26">-<text:s/></text:span><text:span text:style-name="T24">when</text:span><text:span text:style-name="T26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7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17">
            <text:p>https://habr.com/ru/post/310460</text:p>
            <text:p/>
          </table:table-cell>
          <table:table-cell office:value-type="string" table:style-name="ce17">
            <text:p><text:span text:style-name="T28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9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a xlink:href="https://www.docker.com/101-tutorial%22%20%5Ct%20%22_blank">https://www.docker.com/101-tutorial</text:a></text:p>
          </table:table-cell>
          <table:table-cell office:value-type="string" table:style-name="ce19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0"/>
          <table:table-cell office:value-type="string" table:style-name="ce19">
            <text:p><text:span text:style-name="T31">Docker Desktop</text:span><text:s/>разворачивает приложения по умолчанию на адресе localhost</text:p>
            <text:p><text:span text:style-name="T31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/>
            <text:p>winpty docker exec -it //bin//sh</text:p>
          </table:table-cell>
          <table:table-cell office:value-type="string" table:style-name="ce20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1">
            <text:p>sudo groupadd docker</text:p>
            <text:p>sudo</text:p>
            <text:p/>
            <text:p/>
            <text:p/>
            <text:p><text:span text:style-name="T32">sudo gpasswd -a $USER docker</text:span></text:p>
          </table:table-cell>
          <table:table-cell office:value-type="string" table:style-name="ce19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Анализ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5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 ps</text:span><text:span text:style-name="T29"><text:s/></text:span><text:span text:style-name="T37">-a -q</text:span></text:p>
          </table:table-cell>
          <table:table-cell office:value-type="string" table:style-name="ce2">
            <text:p><text:span text:style-name="T29">увидеть<text:s/></text:span><text:span text:style-name="T37">только ID всех</text:span><text:span text:style-name="T29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7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logs</text:span><text:span text:style-name="T29"><text:s/></text:span><text:span text:style-name="T39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<text:s/></text:span><text:span text:style-name="T2">run</text:span><text:span text:style-name="T40"><text:s/>-it<text:s/></text:span><text:span text:style-name="T41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docker<text:s/></text:span><text:span text:style-name="T2">volume ls</text:span></text:p>
          </table:table-cell>
          <table:table-cell office:value-type="string" table:style-name="ce19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style-name="ro1">
          <table:table-cell office:value-type="string" table:style-name="ce24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2">
            <text:p>ТЭГИ</text:p>
          </table:table-cell>
          <table:table-cell table:style-name="ce22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ocker<text:s/><text:span text:style-name="T2">tag</text:span><text:s/><text:span text:style-name="T44">0e5574283393</text:span><text:s/><text:span text:style-name="T15">fedora</text:span>/<text:span text:style-name="T15">httpd</text:span>:<text:span text:style-name="T45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Построение образа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5">docker build</text:span><text:s/><text:span text:style-name="T46">-t<text:s/></text:span><text:span text:style-name="T41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6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build<text:s/></text:span><text:span text:style-name="T47">-f Dockerfile</text:span><text:span text:style-name="T36"><text:s/>-t<text:s/></text:span><text:span text:style-name="T48">&lt;имя имаджа&gt;</text:span><text:span text:style-name="T29">:&lt;тэг&gt;<text:s/></text:span><text:span text:style-name="T36">.</text:span></text:p>
          </table:table-cell>
          <table:table-cell office:value-type="string" table:style-name="ce2">
            <text:p><text:span text:style-name="T2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<text:span text:style-name="T42">docker build -t<text:s/></text:span><text:span text:style-name="T49">&lt;DockerHub account name&gt;</text:span><text:span text:style-name="T42">/</text:span><text:span text:style-name="T50">&lt;New Image name&gt;</text:span><text:span text:style-name="T22">:</text:span><text:span text:style-name="T51">&lt;Tag of version&gt;</text:span><text:span text:style-name="T42"><text:s/>.</text:span></text:p>
          </table:table-cell>
          <table:table-cell office:value-type="string" table:style-name="ce2">
            <text:p><text:span text:style-name="T29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29">запускает образ в<text:s/></text:span><text:span text:style-name="T52">detached режиме (</text:span><text:span text:style-name="T29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 run -it<text:s/></text:span><text:span text:style-name="T41">&lt;image name or ID&gt;<text:s/></text:span><text:span text:style-name="T2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Запуск</text:p>
          </table:table-cell>
          <table:table-cell table:style-name="ce22"/>
          <table:table-cell table:number-columns-repeated="16382"/>
        </table:table-row>
        <table:table-row table:style-name="ro30">
          <table:table-cell office:value-type="string" table:style-name="ce26">
            <text:p>run<text:s/><text:span text:style-name="T36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19">
            <text:p><text:span text:style-name="T35">docker run<text:s/></text:span><text:span text:style-name="T41">&lt;имя имаджа&gt;</text:span></text:p>
          </table:table-cell>
          <table:table-cell office:value-type="string" table:style-name="ce2">
            <text:p><text:span text:style-name="T29">запустить контейнер,</text:span><text:span text:style-name="T29"/></text:p>
            <text:p><text:span text:style-name="T29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9">
            <text:p><text:span text:style-name="T35">docker run</text:span><text:span text:style-name="T42"><text:s/></text:span><text:span text:style-name="T41">&lt;имя имаджа&gt;<text:s/></text:span><text:span text:style-name="T42">command</text:span></text:p>
          </table:table-cell>
          <table:table-cell office:value-type="string" table:style-name="ce20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19">
            <text:p><text:span text:style-name="T35">docker run</text:span><text:span text:style-name="T22"><text:s/></text:span><text:span text:style-name="T53">--name</text:span><text:span text:style-name="T22"><text:s/></text:span><text:span text:style-name="T54">&lt;имя контейнера&gt;</text:span><text:span text:style-name="T22"><text:s/></text:span><text:span text:style-name="T41">&lt;имя имаджа&gt;</text:span></text:p>
          </table:table-cell>
          <table:table-cell office:value-type="string" table:style-name="ce2">
            <text:p><text:span text:style-name="T29">создать и запустить контейнер, указав ему<text:s/></text:span><text:span text:style-name="T39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5">docker<text:s/></text:span><text:span text:style-name="T36">run --name<text:s/></text:span><text:span text:style-name="T56">&lt;имя контейнера&gt;</text:span><text:span text:style-name="T57"><text:s/></text:span><text:span text:style-name="T37">-d</text:span><text:span text:style-name="T36"><text:s/></text:span><text:span text:style-name="T48">&lt;имя имаджа&gt;</text:span></text:p>
          </table:table-cell>
          <table:table-cell office:value-type="string" table:style-name="ce27">
            <text:p>создать и запустить контейнер<text:s/><text:span text:style-name="T37">фоном, ДЕМОНОМ</text:span><text:span text:style-name="T29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7"/>
          <table:table-cell table:number-columns-repeated="16382"/>
        </table:table-row>
        <table:table-row table:style-name="ro2">
          <table:table-cell office:value-type="string" table:style-name="ce28">
            <text:p><text:span text:style-name="T59">start<text:s/></text:span><text:span text:style-name="T60">&lt;container ID&gt;</text:span></text:p>
          </table:table-cell>
          <table:table-cell office:value-type="string" table:style-name="ce20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 start</text:span><text:span text:style-name="T22"><text:s/></text:span><text:span text:style-name="T61">225824d4f37c</text:span></text:p>
          </table:table-cell>
          <table:table-cell office:value-type="string" table:style-name="ce20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<text:span text:style-name="T40">docker start</text:span><text:span text:style-name="T22"><text:s/></text:span><text:span text:style-name="T62">-a</text:span><text:span text:style-name="T22"><text:s/></text:span><text:span text:style-name="T61">225824d4f37c</text:span></text:p>
          </table:table-cell>
          <table:table-cell office:value-type="string" table:style-name="ce19">
            <text:p><text:span text:style-name="T22">start a container with ID 225824d4f37c<text:s/></text:span><text:span text:style-name="T63">showing</text:span><text:span text:style-name="T22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7"/>
          <table:table-cell table:number-columns-repeated="16382"/>
        </table:table-row>
        <table:table-row table:style-name="ro3">
          <table:table-cell office:value-type="string" table:style-name="ce24">
            <text:p><text:span text:style-name="T22">docker<text:s/></text:span><text:span text:style-name="T2">run</text:span><text:span text:style-name="T22"><text:s/></text:span><text:span text:style-name="T46">-it</text:span><text:span text:style-name="T22"><text:s/></text:span><text:span text:style-name="T64">-p</text:span><text:span text:style-name="T22"><text:s/>1234:8080 tomcat</text:span></text:p>
          </table:table-cell>
          <table:table-cell office:value-type="string" table:style-name="ce24">
            <text:p><text:span text:style-name="T22">запустить Томкат</text:span><text:span text:style-name="T22"/></text:p>
            <text:p><text:span text:style-name="T64">-it</text:span><text:span text:style-name="T22"><text:s/>- интерактивно, будем видеть, как он бежит в терминале,</text:span><text:span text:style-name="T22"/></text:p>
            <text:p><text:span text:style-name="T64">-p</text:span><text:span text:style-name="T22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docker run -it -p 8888:80 nginx</text:p>
          </table:table-cell>
          <table:table-cell office:value-type="string" table:style-name="ce24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4"/>
          <table:table-cell table:number-columns-repeated="16382"/>
        </table:table-row>
        <table:table-row table:style-name="ro1">
          <table:table-cell office:value-type="string" table:style-name="ce29">
            <text:p>С открытым терминалом внутри контейнера</text:p>
          </table:table-cell>
          <table:table-cell table:style-name="ce29"/>
          <table:table-cell table:number-columns-repeated="16382"/>
        </table:table-row>
        <table:table-row table:style-name="ro1">
          <table:table-cell office:value-type="string" table:style-name="ce19">
            <text:p><text:span text:style-name="T42">docker run<text:s/></text:span><text:span text:style-name="T50">busybox</text:span><text:span text:style-name="T42"><text:s/></text:span><text:span text:style-name="T65">&lt;LINUX COMMAND&gt;</text:span></text:p>
          </table:table-cell>
          <table:table-cell office:value-type="string" table:style-name="ce19">
            <text:p><text:span text:style-name="T22">контейнер</text:span><text:span text:style-name="T42">,<text:s/></text:span><text:span text:style-name="T66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<text:span text:style-name="T42">docker run<text:s/></text:span><text:span text:style-name="T67">-it</text:span><text:span text:style-name="T42"><text:s/></text:span><text:span text:style-name="T50">busybox</text:span><text:span text:style-name="T42"><text:s/></text:span><text:span text:style-name="T65">sh</text:span></text:p>
          </table:table-cell>
          <table:table-cell office:value-type="string" table:style-name="ce19">
            <text:p><text:span text:style-name="T22">run a container with this window<text:s/></text:span><text:span text:style-name="T67">connected to STDIN</text:span><text:span text:style-name="T22"><text:s/>of a container and<text:s/></text:span><text:span text:style-name="T65">linux terminal opened</text:span><text:span text:style-name="T22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С ПОРТАМИ</text:p>
          </table:table-cell>
          <table:table-cell table:style-name="ce29"/>
          <table:table-cell table:number-columns-repeated="16382"/>
        </table:table-row>
        <table:table-row table:style-name="ro3">
          <table:table-cell office:value-type="string" table:style-name="ce19">
            <text:p><text:span text:style-name="T40">docker run</text:span><text:span text:style-name="T22"><text:s/></text:span><text:span text:style-name="T68">-p</text:span><text:span text:style-name="T22"><text:s/></text:span><text:span text:style-name="T68">8080</text:span><text:span text:style-name="T22">:8080<text:s/></text:span><text:span text:style-name="T41">&lt;image name or ID&gt;</text:span></text:p>
          </table:table-cell>
          <table:table-cell office:value-type="string" table:style-name="ce19">
            <text:p><text:span text:style-name="T22">Порты:<text:s/></text:span><text:span text:style-name="T69">СНАРУЖИ</text:span><text:span text:style-name="T22">:ВНУТРИ.</text:span><text:span text:style-name="T22"/></text:p>
            <text:p><text:span text:style-name="T22">run a container with<text:s/></text:span><text:span text:style-name="T68">redirecting incoming fetches</text:span><text:span text:style-name="T22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самоликвидация контейнера</text:p>
          </table:table-cell>
          <table:table-cell table:style-name="ce29"/>
          <table:table-cell table:number-columns-repeated="16382"/>
        </table:table-row>
        <table:table-row table:style-name="ro2">
          <table:table-cell office:value-type="string" table:style-name="ce19">
            <text:p><text:span text:style-name="T42">docker run --name</text:span><text:span text:style-name="T22"><text:s/></text:span><text:span text:style-name="T61">&lt;имя контейнера&gt;</text:span><text:span text:style-name="T22"><text:s/></text:span><text:span text:style-name="T70">-d</text:span><text:span text:style-name="T53"><text:s/>--rm<text:s/></text:span><text:span text:style-name="T51">&lt;имя имаджа&gt;</text:span></text:p>
          </table:table-cell>
          <table:table-cell office:value-type="string" table:style-name="ce19">
            <text:p><text:span text:style-name="T22">- создать и запустить контейнер<text:s/></text:span><text:span text:style-name="T70">фоном</text:span><text:span text:style-name="T22">,<text:s/></text:span><text:span text:style-name="T53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9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ВРЕМЕННЫЕ ЗОНЫ</text:p>
          </table:table-cell>
          <table:table-cell table:style-name="ce29"/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run --rm --name</text:span><text:span text:style-name="T29"><text:s/></text:span><text:span text:style-name="T39">&lt;имя контейнера&gt;</text:span><text:span text:style-name="T29"><text:s/>-d -p 8080:8080<text:s/></text:span><text:span text:style-name="T37">-e TZ=Europe/Moscow</text:span><text:span text:style-name="T29"><text:s/>&lt;имя имаджа&gt;</text:span></text:p>
          </table:table-cell>
          <table:table-cell office:value-type="string" table:style-name="ce2">
            <text:p><text:span text:style-name="T29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ХРАНЕНИЕ ДАННЫХ</text:p>
          </table:table-cell>
          <table:table-cell table:style-name="ce22"/>
          <table:table-cell table:number-columns-repeated="16382"/>
        </table:table-row>
        <table:table-row table:style-name="ro28">
          <table:table-cell office:value-type="string" table:style-name="ce30">
            <text:p><text:span text:style-name="T36">docker run --name</text:span><text:s/><text:span text:style-name="T39">&lt;имя контейнера&gt;<text:s/></text:span>-<text:span text:style-name="T29">d</text:span><text:s/>-<text:span text:style-name="T29">p</text:span><text:s/>8080:8080 -<text:span text:style-name="T29">e</text:span><text:s/><text:span text:style-name="T29">TZ</text:span>=<text:span text:style-name="T29">Europe</text:span>/<text:span text:style-name="T29">Moscow</text:span><text:s/><text:span text:style-name="T37">-v &lt;абсолютный путь на хостовой машине&gt;: &lt;абсолютный путь внутри контейнера</text:span><text:span text:style-name="T29">&gt; &lt;имя имаджа&gt;</text:span></text:p>
          </table:table-cell>
          <table:table-cell office:value-type="string" table:style-name="ce2">
            <text:p><text:span text:style-name="T29">монтирование папки для сохранения данных<text:s/></text:span><text:span text:style-name="T37">внутри контейнера</text:span><text:span text:style-name="T29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19">
            <text:p><text:span text:style-name="T40">docker run -p 3000:3000<text:s/></text:span><text:span text:style-name="T67">-v app/node_modules</text:span><text:span text:style-name="T22"><text:s/></text:span><text:span text:style-name="T71">-v $(pwd):/app</text:span><text:span text:style-name="T22"><text:s/></text:span><text:span text:style-name="T50">&lt;image ID&gt;</text:span></text:p>
          </table:table-cell>
          <table:table-cell office:value-type="string" table:style-name="ce19">
            <text:p><text:span text:style-name="T67">put a bookmark on a nod modules folder of a container (bookmark means «Don“t touch it, don“t reference, this folder works fine»)</text:span><text:span text:style-name="T22"><text:s/>and<text:s/></text:span><text:span text:style-name="T71">make reference of our (PWD — print working directory) workdir folder to a folder inside a container</text:span><text:span text:style-name="T71"/></text:p>
            <text:p><text:span text:style-name="T22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36">docker</text:span><text:span text:style-name="T42"><text:s/></text:span><text:span text:style-name="T36">run</text:span><text:span text:style-name="T42"><text:s/>--</text:span><text:span text:style-name="T36">rm</text:span><text:span text:style-name="T42"><text:s/>-</text:span><text:span text:style-name="T36">d</text:span><text:span text:style-name="T42"><text:s/>-</text:span><text:span text:style-name="T36">p</text:span><text:span text:style-name="T42"><text:s/>27017: 27017<text:s/></text:span><text:span text:style-name="T36">mongo</text:span></text:p>
          </table:table-cell>
          <table:table-cell office:value-type="string" table:style-name="ce19">
            <text:p><text:span text:style-name="T22">запуск контейнера<text:s/></text:span>Mongo из имаджа с Докер-библиотеки.<text:s/><text:span text:style-name="T31">Временная</text:span><text:s/>ДБ, которая<text:s/><text:span text:style-name="T31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style-name="ro30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9">
            <text:p>VOLUMES</text:p>
          </table:table-cell>
          <table:table-cell table:style-name="ce29"/>
          <table:table-cell table:number-columns-repeated="16382"/>
        </table:table-row>
        <table:table-row table:style-name="ro30">
          <table:table-cell office:value-type="string" table:style-name="ce19">
            <text:p><text:span text:style-name="T42">docker volume create</text:span><text:span text:style-name="T22"><text:s/></text:span><text:span text:style-name="T72">&lt;имя волюма&gt;</text:span></text:p>
          </table:table-cell>
          <table:table-cell office:value-type="string" table:style-name="ce19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docker volume ls</text:span></text:p>
          </table:table-cell>
          <table:table-cell office:value-type="string" table:style-name="ce19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19">
            <text:p><text:span text:style-name="T36">docker run --rm --name</text:span><text:s/>&lt; имя контейнера &gt;<text:s/><text:span text:style-name="T36">-d -p 8080:8080 -e TZ=Europe/Moscow -</text:span><text:span text:style-name="T37">v &lt;ИМЯ ВОЛЮМА&gt;: &lt;абсолютный путь внутри контейнера</text:span>&gt; &lt; имя имаджа &gt;</text:p>
          </table:table-cell>
          <table:table-cell office:value-type="string" table:style-name="ce19">
            <text:p>монтирование папки для сохранения данных<text:s/><text:span text:style-name="T37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Работа с функционирующим контейнером</text:p>
          </table:table-cell>
          <table:table-cell table:style-name="ce22"/>
          <table:table-cell table:number-columns-repeated="16382"/>
        </table:table-row>
        <table:table-row table:style-name="ro30">
          <table:table-cell office:value-type="string" table:style-name="ce31">
            <text:p>exec</text:p>
          </table:table-cell>
          <table:table-cell office:value-type="string" table:style-name="ce20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4">docker</text:span><text:s/>exec -it &lt;container ID&gt; &lt;command&gt;</text:p>
          </table:table-cell>
          <table:table-cell office:value-type="string" table:style-name="ce2">
            <text:p><text:span text:style-name="T73">allows to provide input</text:span><text:span text:style-name="T29"><text:s/></text:span><text:span text:style-name="T47">with tips and help</text:span><text:span text:style-name="T29"><text:s/>to STDIN and<text:s/></text:span><text:span text:style-name="T74">send another command</text:span><text:span text:style-name="T29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40">docker exec -it<text:s/></text:span><text:span text:style-name="T61">&lt;container ID&gt;</text:span><text:span text:style-name="T22"><text:s/></text:span><text:span text:style-name="T62">sh</text:span></text:p>
          </table:table-cell>
          <table:table-cell office:value-type="string" table:style-name="ce19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4">
            <text:p>docker exec -it<text:s/><text:span text:style-name="T39">&lt;container ID&gt;</text:span><text:s/>/bin/bash</text:p>
          </table:table-cell>
          <table:table-cell office:value-type="string" table:style-name="ce19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29">Ctrl+D or ‘exit’</text:span></text:p>
          </table:table-cell>
          <table:table-cell office:value-type="string" table:style-name="ce20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19">
            <text:p><text:span text:style-name="T75">docker<text:s/></text:span><text:span text:style-name="T2">commit</text:span><text:span text:style-name="T22"><text:s/></text:span><text:span text:style-name="T76">-c</text:span><text:span text:style-name="T22"><text:s/></text:span><text:span text:style-name="T50">„CMD [«redis-server»]“</text:span><text:span text:style-name="T22"><text:s/></text:span><text:span text:style-name="T61">&lt;ID of a container&gt;</text:span></text:p>
          </table:table-cell>
          <table:table-cell office:value-type="string" table:style-name="ce19">
            <text:p><text:span text:style-name="T22">Создаёт имадж из выбранного контейнера.</text:span><text:span text:style-name="T22"/></text:p>
            <text:p><text:span text:style-name="T22">То есть можно запустить контейнер, с ним поработать, внутри что-то настроить, переписать Main-омманды… и из этого сделать имадж.</text:span><text:span text:style-name="T22"/></text:p>
            <text:p/>
            <text:p><text:span text:style-name="T22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2">docker<text:s/></text:span><text:span text:style-name="T2">commit</text:span><text:span text:style-name="T42"><text:s/></text:span><text:span text:style-name="T44">5267e21d140</text:span><text:span text:style-name="T42"><text:s/></text:span><text:span text:style-name="T15">denis_v2</text:span><text:span text:style-name="T42">:</text:span><text:span text:style-name="T45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4">docker</text:span><text:s/><text:span text:style-name="T77">cp</text:span><text:s/>foo.txt<text:s/><text:span text:style-name="T78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7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</text:span><text:s/><text:span text:style-name="T77">cp</text:span><text:s/>src/. mycontainer:/target</text:p>
            <text:p><text:span text:style-name="T34">docker</text:span><text:s/><text:span text:style-name="T77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Остановка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9">
            <text:p><text:span text:style-name="T42">docker<text:s/></text:span><text:span text:style-name="T70">stop</text:span><text:span text:style-name="T42"><text:s/></text:span><text:span text:style-name="T61">&lt;name or ID of a container&gt;</text:span></text:p>
          </table:table-cell>
          <table:table-cell office:value-type="string" table:style-name="ce19">
            <text:p><text:span text:style-name="T70">stop<text:s/></text:span><text:span text:style-name="T22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<text:s/></text:span><text:span text:style-name="T62">kill</text:span><text:span text:style-name="T22"><text:s/></text:span><text:span text:style-name="T61">&lt;name or ID of a container&gt;</text:span></text:p>
          </table:table-cell>
          <table:table-cell office:value-type="string" table:style-name="ce19">
            <text:p><text:span text:style-name="T62">kill</text:span><text:span text:style-name="T61"><text:s/>container<text:s/></text:span><text:span text:style-name="T22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9">stop</text:span><text:s/>$(<text:span text:style-name="T34">docker</text:span><text:s/><text:span text:style-name="T77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Удаление</text:p>
          </table:table-cell>
          <table:table-cell table:style-name="ce22"/>
          <table:table-cell table:number-columns-repeated="16382"/>
        </table:table-row>
        <table:table-row table:style-name="ro27">
          <table:table-cell office:value-type="string" table:style-name="ce31">
            <text:p>system prune</text:p>
          </table:table-cell>
          <table:table-cell office:value-type="string" table:style-name="ce19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1"/>
          <table:table-cell table:style-name="ce19"/>
          <table:table-cell table:number-columns-repeated="16382"/>
        </table:table-row>
        <table:table-row table:style-name="ro30">
          <table:table-cell office:value-type="string" table:style-name="ce24">
            <text:p>docker<text:span text:style-name="T22"><text:s/></text:span><text:span text:style-name="T37">rm</text:span><text:span text:style-name="T22"><text:s/></text:span><text:span text:style-name="T39">&lt;ID контейнера или имя&gt;</text:span></text:p>
          </table:table-cell>
          <table:table-cell office:value-type="string" table:style-name="ce2">
            <text:p><text:span text:style-name="T29">остановить выполнение контейнера и<text:s/></text:span><text:span text:style-name="T37">удалить</text:span><text:span text:style-name="T29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4">
            <text:p><text:span text:style-name="T38">docker rm</text:span><text:span text:style-name="T22"><text:s/>$(</text:span><text:span text:style-name="T38">docker ps</text:span><text:span text:style-name="T22"><text:s/>-</text:span><text:span text:style-name="T29">qa)</text:span></text:p>
          </table:table-cell>
          <table:table-cell office:value-type="string" table:style-name="ce19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</text:span><text:span text:style-name="T48">&lt;имя имаджа&gt;</text:span></text:p>
          </table:table-cell>
          <table:table-cell office:value-type="string" table:style-name="ce19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$(</text:span><text:span text:style-name="T38">docker images -q</text:span><text:span text:style-name="T29">)</text:span></text:p>
          </table:table-cell>
          <table:table-cell office:value-type="string" table:style-name="ce2">
            <text:p><text:span text:style-name="T29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sudo docker rmi<text:s/></text:span><text:span text:style-name="T29">$(</text:span><text:span text:style-name="T38">sudo docker images -f</text:span><text:span text:style-name="T29"><text:s/>"dangling=true" -q)</text:span></text:p>
          </table:table-cell>
          <table:table-cell office:value-type="string" table:style-name="ce18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Dockerfile</text:p>
          </table:table-cell>
          <table:table-cell office:value-type="string" table:style-name="ce22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6">FROM python:3.6</text:span><text:span text:style-name="T36"/></text:p>
            <text:p><text:span text:style-name="T36">RUN mkdir -p<text:s/></text:span><text:span text:style-name="T80">/usr/src/app/</text:span><text:span text:style-name="T80"/></text:p>
            <text:p><text:span text:style-name="T36">WORKDIR<text:s/></text:span><text:span text:style-name="T80">/usr/src/app/</text:span></text:p>
          </table:table-cell>
          <table:table-cell table:style-name="ce20"/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COPY<text:s/></text:span><text:span text:style-name="T53">.</text:span><text:span text:style-name="T42"><text:s/></text:span><text:span text:style-name="T81">/usr/src/app/</text:span></text:p>
          </table:table-cell>
          <table:table-cell office:value-type="string" table:style-name="ce20">
            <text:p>-<text:s/><text:span text:style-name="T82">a path on our computer relatively to a build context</text:span><text:s/>and<text:s/><text:span text:style-name="T83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0"/>
          <table:table-cell table:number-columns-repeated="16382"/>
        </table:table-row>
        <table:table-row table:style-name="ro30">
          <table:table-cell office:value-type="string" table:style-name="ce24">
            <text:p><text:span text:style-name="T22">CMD [“python”, “app.py”]</text:span></text:p>
          </table:table-cell>
          <table:table-cell office:value-type="string" table:style-name="ce2">
            <text:p><text:span text:style-name="T29">вместо CMD может быть<text:s/></text:span><text:span text:style-name="T36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4">
            <text:p>ENV TZ Europe/Moscow</text:p>
          </table:table-cell>
          <table:table-cell office:value-type="string" table:style-name="ce32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6">FROM python:3.8</text:span><text:span text:style-name="T36"/></text:p>
            <text:p><text:span text:style-name="T36">RUN mkdir -p /usr/src/app1/</text:span><text:span text:style-name="T36"/></text:p>
            <text:p><text:span text:style-name="T36">WORKDIR /usr/src/app1/</text:span><text:span text:style-name="T36"/></text:p>
            <text:p><text:span text:style-name="T36">COPY . /usr/src/app1/</text:span><text:span text:style-name="T36"/></text:p>
            <text:p><text:span text:style-name="T36">RUN pip install --no-cache-dir -r requirements.txt</text:span><text:span text:style-name="T36"/></text:p>
            <text:p><text:span text:style-name="T36">EXPOSE 8080</text:span><text:span text:style-name="T36"/></text:p>
            <text:p/>
            <text:p><text:span text:style-name="T36">ENTRYPOINT ["python"]</text:span><text:span text:style-name="T36"/></text:p>
            <text:p><text:span text:style-name="T36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2">
            <text:p>docker-compose</text:p>
          </table:table-cell>
          <table:table-cell office:value-type="string" table:style-name="ce22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3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4">docker-compose</text:span><text:s/><text:span text:style-name="T77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5"/>
        <table:table-column table:style-name="co4" table:number-columns-repeated="62" table:default-cell-style-name="ce35"/>
        <table:table-column table:style-name="co4" table:number-columns-repeated="16320" table:default-cell-style-name="ce1"/>
        <table:table-row table:style-name="ro1">
          <table:table-cell table:number-columns-repeated="2" table:style-name="ce34"/>
          <table:table-cell table:number-columns-repeated="16382"/>
        </table:table-row>
        <table:table-row table:style-name="ro1">
          <table:table-cell office:value-type="string" table:style-name="ce36">
            <text:p>Windows Server</text:p>
          </table:table-cell>
          <table:table-cell table:style-name="ce36"/>
          <table:table-cell table:number-columns-repeated="16382"/>
        </table:table-row>
        <table:table-row table:style-name="ro8">
          <table:table-cell table:style-name="ce34"/>
          <table:table-cell office:value-type="string" table:style-name="ce34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4">
            <text:p>shutdown -r</text:p>
          </table:table-cell>
          <table:table-cell office:value-type="string" table:style-name="ce34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shutdown -r -t 60</text:p>
          </table:table-cell>
          <table:table-cell office:value-type="string" table:style-name="ce34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4"/>
          <table:table-cell table:number-columns-repeated="16382"/>
        </table:table-row>
        <table:table-row table:style-name="ro1">
          <table:table-cell office:value-type="string" table:style-name="ce36">
            <text:p>Windows 10</text:p>
          </table:table-cell>
          <table:table-cell table:style-name="ce36"/>
          <table:table-cell table:number-columns-repeated="16382"/>
        </table:table-row>
        <table:table-row table:style-name="ro3">
          <table:table-cell office:value-type="string" table:style-name="ce34">
            <text:p>powercfg.exe /hibernate off</text:p>
          </table:table-cell>
          <table:table-cell office:value-type="string" table:style-name="ce34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4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7-23T08:39:30Z</dc:date>
    <meta:editing-cycles>435</meta:editing-cycles>
    <meta:editing-duration>PT35578S</meta:editing-duration>
  </office:meta>
</office:document-meta>
</file>